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ategorizedR2dbcException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ategorizedR2dbcException.getR2dbc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ategorizedR2dbcException.UncategorizedR2dbcException( String msg , @ Nullable String sql , R2dbc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